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Нормален" style:master-page-name="MP0" style:family="paragraph">
      <style:paragraph-properties fo:break-before="page"/>
    </style:style>
  </office:automatic-styles>
  <office:body>
    <office:text text:use-soft-page-breaks="true">
      <text:p text:style-name="P1">&lt;!DOCTYPE html&gt;</text:p>
      <text:p text:style-name="Нормален">&lt;html lang="bg"&gt;</text:p>
      <text:p text:style-name="Нормален">&lt;head&gt;</text:p>
      <text:p text:style-name="Нормален"><text:s text:c="2"/>&lt;meta charset="UTF-8" /&gt;</text:p>
      <text:p text:style-name="Нормален"><text:s text:c="2"/>&lt;meta name="viewport" content="width=device-width, initial-scale=1" /&gt;</text:p>
      <text:p text:style-name="Нормален"><text:s text:c="2"/>&lt;title&gt;Green Style EOOD – Озеленяване&lt;/title&gt;</text:p>
      <text:p text:style-name="Нормален"><text:s text:c="2"/>&lt;style&gt;</text:p>
      <text:p text:style-name="Нормален"><text:s text:c="4"/>body {</text:p>
      <text:p text:style-name="Нормален"><text:s text:c="6"/>font-family: Arial, sans-serif;</text:p>
      <text:p text:style-name="Нормален"><text:s text:c="6"/>margin: 0; padding: 0;</text:p>
      <text:p text:style-name="Нормален"><text:s text:c="6"/>background-color: #f2fef2;</text:p>
      <text:p text:style-name="Нормален"><text:s text:c="6"/>color: #2d4a2d;</text:p>
      <text:p text:style-name="Нормален"><text:s text:c="4"/>}</text:p>
      <text:p text:style-name="Нормален"><text:s text:c="4"/>header, footer {</text:p>
      <text:p text:style-name="Нормален"><text:s text:c="6"/>background-color: #4caf50;</text:p>
      <text:p text:style-name="Нормален"><text:s text:c="6"/>color: white;</text:p>
      <text:p text:style-name="Нормален"><text:s text:c="6"/>padding: 20px;</text:p>
      <text:p text:style-name="Нормален"><text:s text:c="6"/>text-align: center;</text:p>
      <text:p text:style-name="Нормален"><text:s text:c="4"/>}</text:p>
      <text:p text:style-name="Нормален"><text:s text:c="4"/>nav a {</text:p>
      <text:p text:style-name="Нормален"><text:s text:c="6"/>margin: 0 15px;</text:p>
      <text:p text:style-name="Нормален"><text:s text:c="6"/>color: white;</text:p>
      <text:p text:style-name="Нормален"><text:s text:c="6"/>text-decoration: none;</text:p>
      <text:p text:style-name="Нормален"><text:s text:c="4"/>}</text:p>
      <text:p text:style-name="Нормален"><text:s text:c="4"/>main {</text:p>
      <text:p text:style-name="Нормален"><text:s text:c="6"/>padding: 20px;</text:p>
      <text:p text:style-name="Нормален"><text:s text:c="4"/>}</text:p>
      <text:p text:style-name="Нормален"><text:s text:c="4"/>section {</text:p>
      <text:p text:style-name="Нормален"><text:s text:c="6"/>margin-bottom: 40px;</text:p>
      <text:p text:style-name="Нормален"><text:s text:c="4"/>}</text:p>
      <text:p text:style-name="Нормален"><text:s text:c="4"/>h2 {</text:p>
      <text:soft-page-break/>
      <text:p text:style-name="Нормален"><text:s text:c="6"/>border-bottom: 2px solid #4caf50;</text:p>
      <text:p text:style-name="Нормален"><text:s text:c="6"/>padding-bottom: 5px;</text:p>
      <text:p text:style-name="Нормален"><text:s text:c="4"/>}</text:p>
      <text:p text:style-name="Нормален"><text:s text:c="4"/>.gallery img {</text:p>
      <text:p text:style-name="Нормален"><text:s text:c="6"/>width: 100%;</text:p>
      <text:p text:style-name="Нормален"><text:s text:c="6"/>max-width: 300px;</text:p>
      <text:p text:style-name="Нормален"><text:s text:c="6"/>margin: 10px;</text:p>
      <text:p text:style-name="Нормален"><text:s text:c="6"/>border-radius: 8px;</text:p>
      <text:p text:style-name="Нормален"><text:s text:c="6"/>box-shadow: 2px 2px 10px rgba(0,0,0,0.1);</text:p>
      <text:p text:style-name="Нормален"><text:s text:c="4"/>}</text:p>
      <text:p text:style-name="Нормален"><text:s text:c="4"/>.contact {</text:p>
      <text:p text:style-name="Нормален"><text:s text:c="6"/>background-color: #e0f2e0;</text:p>
      <text:p text:style-name="Нормален"><text:s text:c="6"/>padding: 20px;</text:p>
      <text:p text:style-name="Нормален"><text:s text:c="6"/>border-radius: 10px;</text:p>
      <text:p text:style-name="Нормален"><text:s text:c="4"/>}</text:p>
      <text:p text:style-name="Нормален"><text:s text:c="4"/>.logo {</text:p>
      <text:p text:style-name="Нормален"><text:s text:c="6"/>max-width: 200px;</text:p>
      <text:p text:style-name="Нормален"><text:s text:c="6"/>margin-bottom: 10px;</text:p>
      <text:p text:style-name="Нормален"><text:s text:c="4"/>}</text:p>
      <text:p text:style-name="Нормален"><text:s text:c="4"/>button {</text:p>
      <text:p text:style-name="Нормален"><text:s text:c="6"/>background-color: #4caf50;</text:p>
      <text:p text:style-name="Нормален"><text:s text:c="6"/>border: none;</text:p>
      <text:p text:style-name="Нормален"><text:s text:c="6"/>color: white;</text:p>
      <text:p text:style-name="Нормален"><text:s text:c="6"/>padding: 10px 20px;</text:p>
      <text:p text:style-name="Нормален"><text:s text:c="6"/>cursor: pointer;</text:p>
      <text:p text:style-name="Нормален"><text:s text:c="6"/>font-size: 16px;</text:p>
      <text:p text:style-name="Нормален"><text:s text:c="6"/>border-radius: 5px;</text:p>
      <text:p text:style-name="Нормален"><text:s text:c="6"/>margin-top: 10px;</text:p>
      <text:p text:style-name="Нормален"><text:s text:c="4"/>}</text:p>
      <text:p text:style-name="Нормален"><text:s text:c="4"/>button:hover {</text:p>
      <text:p text:style-name="Нормален"><text:s text:c="6"/>background-color: #3b8e3b;</text:p>
      <text:soft-page-break/>
      <text:p text:style-name="Нормален"><text:s text:c="4"/>}</text:p>
      <text:p text:style-name="Нормален"><text:s text:c="4"/>form {</text:p>
      <text:p text:style-name="Нормален"><text:s text:c="6"/>margin-top: 15px;</text:p>
      <text:p text:style-name="Нормален"><text:s text:c="4"/>}</text:p>
      <text:p text:style-name="Нормален"><text:s text:c="4"/>input[type="text"], input[type="tel"], textarea {</text:p>
      <text:p text:style-name="Нормален"><text:s text:c="6"/>width: 100%;</text:p>
      <text:p text:style-name="Нормален"><text:s text:c="6"/>padding: 8px;</text:p>
      <text:p text:style-name="Нормален"><text:s text:c="6"/>margin: 5px 0 15px 0;</text:p>
      <text:p text:style-name="Нормален"><text:s text:c="6"/>border: 1px solid #ccc;</text:p>
      <text:p text:style-name="Нормален"><text:s text:c="6"/>border-radius: 4px;</text:p>
      <text:p text:style-name="Нормален"><text:s text:c="6"/>box-sizing: border-box;</text:p>
      <text:p text:style-name="Нормален"><text:s text:c="6"/>font-size: 14px;</text:p>
      <text:p text:style-name="Нормален"><text:s text:c="4"/>}</text:p>
      <text:p text:style-name="Нормален"><text:s text:c="2"/>&lt;/style&gt;</text:p>
      <text:p text:style-name="Нормален">&lt;/head&gt;</text:p>
      <text:p text:style-name="Нормален">&lt;body&gt;</text:p>
      <text:p text:style-name="Нормален"><text:s text:c="2"/>&lt;header&gt;</text:p>
      <text:p text:style-name="Нормален"><text:s text:c="4"/>&lt;img src="A_logo_for_&amp;quot;Green_Style_EOOD,&amp;quot;_a_landscaping_and_g.png" alt="Лого на Green Style EOOD" class="logo" /&gt;</text:p>
      <text:p text:style-name="Нормален"><text:s text:c="4"/>&lt;h1&gt;Green Style EOOD&lt;/h1&gt;</text:p>
      <text:p text:style-name="Нормален"><text:s text:c="4"/>&lt;p&gt;Озеленяване с грижа и вдъхновение&lt;/p&gt;</text:p>
      <text:p text:style-name="Нормален"><text:s text:c="4"/>&lt;nav&gt;</text:p>
      <text:p text:style-name="Нормален"><text:s text:c="6"/>&lt;a href="#about"&gt;За нас&lt;/a&gt;</text:p>
      <text:p text:style-name="Нормален"><text:s text:c="6"/>&lt;a href="#services"&gt;Услуги&lt;/a&gt;</text:p>
      <text:p text:style-name="Нормален"><text:s text:c="6"/>&lt;a href="#gallery"&gt;Галерия&lt;/a&gt;</text:p>
      <text:p text:style-name="Нормален"><text:s text:c="6"/>&lt;a href="#contact"&gt;Контакти&lt;/a&gt;</text:p>
      <text:p text:style-name="Нормален"><text:s text:c="4"/>&lt;/nav&gt;</text:p>
      <text:p text:style-name="Нормален"><text:s text:c="2"/>&lt;/header&gt;</text:p>
      <text:p text:style-name="Нормален"/>
      <text:p text:style-name="Нормален"><text:s text:c="2"/>&lt;main&gt;</text:p>
      <text:p text:style-name="Нормален"><text:s text:c="4"/>&lt;section id="about"&gt;</text:p>
      <text:soft-page-break/>
      <text:p text:style-name="Нормален"><text:s text:c="6"/>&lt;h2&gt;За нас&lt;/h2&gt;</text:p>
      <text:p text:style-name="Нормален"><text:s text:c="6"/>&lt;p&gt;Green Style EOOD е българска фирма за озеленяване и ландшафтен дизайн, основана в село Мокреш, област Монтана. Създаваме живи, красиви и устойчиви зелени площи за домове, бизнес и обществени пространства.&lt;/p&gt;</text:p>
      <text:p text:style-name="Нормален"><text:s text:c="4"/>&lt;/section&gt;</text:p>
      <text:p text:style-name="Нормален"/>
      <text:p text:style-name="Нормален"><text:s text:c="4"/>&lt;section id="services"&gt;</text:p>
      <text:p text:style-name="Нормален"><text:s text:c="6"/>&lt;h2&gt;Услуги&lt;/h2&gt;</text:p>
      <text:p text:style-name="Нормален"><text:s text:c="6"/>&lt;ul&gt;</text:p>
      <text:p text:style-name="Нормален"><text:s text:c="8"/>&lt;li&gt;Озеленяване на дворове и обществени площи&lt;/li&gt;</text:p>
      <text:p text:style-name="Нормален"><text:s text:c="8"/>&lt;li&gt;Ландшафтен дизайн и 3D визуализация&lt;/li&gt;</text:p>
      <text:p text:style-name="Нормален"><text:s text:c="8"/>&lt;li&gt;Засаждане на дървета, храсти и цветя&lt;/li&gt;</text:p>
      <text:p text:style-name="Нормален"><text:s text:c="8"/>&lt;li&gt;Изграждане на поливни системи&lt;/li&gt;</text:p>
      <text:p text:style-name="Нормален"><text:s text:c="8"/>&lt;li&gt;Поддръжка на зелени площи – косене, подрязване, пръскане&lt;/li&gt;</text:p>
      <text:p text:style-name="Нормален"><text:s text:c="6"/>&lt;/ul&gt;</text:p>
      <text:p text:style-name="Нормален"><text:s text:c="4"/>&lt;/section&gt;</text:p>
      <text:p text:style-name="Нормален"/>
      <text:p text:style-name="Нормален"><text:s text:c="4"/>&lt;section id="gallery"&gt;</text:p>
      <text:p text:style-name="Нормален"><text:s text:c="6"/>&lt;h2&gt;Галерия&lt;/h2&gt;</text:p>
      <text:p text:style-name="Нормален"><text:s text:c="6"/>&lt;div class="gallery"&gt;</text:p>
      <text:p text:style-name="Нормален"><text:s text:c="8"/>&lt;img src="https://via.placeholder.com/300x200?text=Проект+1" alt="Проект 1" /&gt;</text:p>
      <text:p text:style-name="Нормален"><text:s text:c="8"/>&lt;img src="https://via.placeholder.com/300x200?text=Проект+2" alt="Проект 2" /&gt;</text:p>
      <text:p text:style-name="Нормален"><text:s text:c="8"/>&lt;img src="https://via.placeholder.com/300x200?text=Проект+3" alt="Проект 3" /&gt;</text:p>
      <text:p text:style-name="Нормален"><text:s text:c="6"/>&lt;/div&gt;</text:p>
      <text:p text:style-name="Нормален"><text:s text:c="4"/>&lt;/section&gt;</text:p>
      <text:p text:style-name="Нормален"/>
      <text:p text:style-name="Нормален"><text:s text:c="4"/>&lt;section id="contact" class="contact"&gt;</text:p>
      <text:p text:style-name="Нормален"><text:s text:c="6"/>&lt;h2&gt;Контакти&lt;/h2&gt;</text:p>
      <text:p text:style-name="Нормален"><text:s text:c="6"/>&lt;p&gt;&lt;strong&gt;Телефон:&lt;/strong&gt; 0888 123 456&lt;/p&gt;</text:p>
      <text:p text:style-name="Нормален"><text:s text:c="6"/>&lt;p&gt;&lt;strong&gt;Имейл:&lt;/strong&gt; greensteel.bg@gmail.com&lt;/p&gt;</text:p>
      <text:p text:style-name="Нормален"><text:s text:c="6"/>&lt;p&gt;&lt;strong&gt;Адрес:&lt;/strong&gt; с. Мокреш, общ. Вълчедръм, обл. Монтана&lt;/p&gt;</text:p>
      <text:p text:style-name="Нормален"><text:s text:c="6"/>&lt;p&gt;&lt;strong&gt;Facebook:&lt;/strong&gt; &lt;a href="#"&gt;Страница във Facebook&lt;/a&gt;&lt;/p&gt;</text:p>
      <text:soft-page-break/>
      <text:p text:style-name="Нормален"><text:s text:c="6"/>&lt;button onclick="document.getElementById('consultationForm').style.display='block'"&gt;Заяви консултация&lt;/button&gt;</text:p>
      <text:p text:style-name="Нормален"/>
      <text:p text:style-name="Нормален"><text:s text:c="6"/>&lt;div id="consultationForm" style="display:none; margin-top: 20px;"&gt;</text:p>
      <text:p text:style-name="Нормален"><text:s text:c="8"/>&lt;form action="mailto:greensteel.bg@gmail.com" method="post" enctype="text/plain"&gt;</text:p>
      <text:p text:style-name="Нормален"><text:s text:c="10"/>&lt;label for="name"&gt;Име:&lt;/label&gt;&lt;br /&gt;</text:p>
      <text:p text:style-name="Нормален"><text:s text:c="10"/>&lt;input type="text" id="name" name="Име" required /&gt;&lt;br /&gt;</text:p>
      <text:p text:style-name="Нормален"><text:s text:c="10"/>&lt;label for="phone"&gt;Телефон:&lt;/label&gt;&lt;br /&gt;</text:p>
      <text:p text:style-name="Нормален"><text:s text:c="10"/>&lt;input type="tel" id="phone" name="Телефон" required /&gt;&lt;br /&gt;</text:p>
      <text:p text:style-name="Нормален"><text:s text:c="10"/>&lt;label for="message"&gt;Съобщение:&lt;/label&gt;&lt;br /&gt;</text:p>
      <text:p text:style-name="Нормален"><text:s text:c="10"/>&lt;textarea id="message" name="Съобщение" rows="4"&gt;&lt;/textarea&gt;&lt;br /&gt;</text:p>
      <text:p text:style-name="Нормален"><text:s text:c="10"/>&lt;input type="submit" value="Изпрати" /&gt;</text:p>
      <text:p text:style-name="Нормален"><text:s text:c="10"/>&lt;button type="button" onclick="document.getElementById('consultationForm').style.display='none'"&gt;Откажи&lt;/button&gt;</text:p>
      <text:p text:style-name="Нормален"><text:s text:c="8"/>&lt;/form&gt;</text:p>
      <text:p text:style-name="Нормален"><text:s text:c="6"/>&lt;/div&gt;</text:p>
      <text:p text:style-name="Нормален"><text:s text:c="4"/>&lt;/section&gt;</text:p>
      <text:p text:style-name="Нормален"><text:s text:c="2"/>&lt;/main&gt;</text:p>
      <text:p text:style-name="Нормален"/>
      <text:p text:style-name="Нормален"><text:s text:c="2"/>&lt;footer&gt;</text:p>
      <text:p text:style-name="Нормален"><text:s text:c="4"/>&lt;p&gt;&amp;copy; 2025 Green Style EOOD – Всички права запазени&lt;/p&gt;</text:p>
      <text:p text:style-name="Нормален"><text:s text:c="2"/>&lt;/footer&gt;</text:p>
      <text:p text:style-name="Нормален">&lt;/body&gt;</text:p>
      <text:p text:style-name="Нормален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Нормален" style:display-name="Нормален" style:family="paragraph">
      <style:text-properties fo:hyphenate="false"/>
    </style:style>
    <style:style style:name="Шрифтнаабзацапоподразбиране" style:display-name="Шрифт на абзаца по подразбиране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bina Nikolova</meta:initial-creator>
    <dc:creator>Sabina Nikolova</dc:creator>
    <meta:creation-date>2025-05-16T21:16:00Z</meta:creation-date>
    <dc:date>2025-05-16T21:18:00Z</dc:date>
    <meta:template xlink:href="Normal" xlink:type="simple"/>
    <meta:editing-cycles>1</meta:editing-cycles>
    <meta:editing-duration>PT120S</meta:editing-duration>
    <meta:document-statistic meta:page-count="5" meta:paragraph-count="8" meta:word-count="652" meta:character-count="4367" meta:row-count="31" meta:non-whitespace-character-count="3723"/>
  </office:meta>
</office:document-meta>
</file>